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c2d91" draw:textarea-horizontal-align="justify" draw:textarea-vertical-align="middle" draw:auto-grow-height="false" fo:min-height="1.55cm" fo:min-width="3.4cm"/>
    </style:style>
    <style:style style:name="gr2" style:family="graphic" style:parent-style-name="standard">
      <style:graphic-properties draw:fill="solid" draw:fill-color="#94070a" draw:textarea-horizontal-align="justify" draw:textarea-vertical-align="middle" draw:auto-grow-height="false" fo:min-height="1.55cm" fo:min-width="3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48cm" fo:min-width="3.1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c2d91"/>
      <style:paragraph-properties fo:text-align="center"/>
    </style:style>
    <style:style style:name="P3" style:family="paragraph">
      <loext:graphic-properties draw:fill="solid" draw:fill-color="#94070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9cm" svg:height="1.8cm" svg:x="8.5cm" svg:y="1.5cm">
          <text:p text:style-name="P1">HO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3.9cm" svg:height="1.8cm" svg:x="2.1cm" svg:y="5cm">
          <text:p text:style-name="P1">Empres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3.9cm" svg:height="1.8cm" svg:x="14.9cm" svg:y="5cm">
          <text:p text:style-name="P1">Contac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9cm" svg:height="1.8cm" svg:x="8.5cm" svg:y="5cm">
          <text:p text:style-name="P1">Servici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0.45cm" svg:y1="3.3cm" svg:x2="4.05cm" svg:y2="5cm" draw:start-shape="id1" draw:start-glue-point="6" draw:end-shape="id2" draw:end-glue-point="4" svg:d="M10450 3300l-6400 1700" svg:viewBox="0 0 6401 1701">
          <text:p/>
        </draw:connector>
        <draw:connector draw:style-name="gr3" draw:text-style-name="P4" draw:layer="layout" draw:type="line" svg:x1="10.45cm" svg:y1="3.3cm" svg:x2="10.45cm" svg:y2="5cm" draw:start-shape="id1" draw:start-glue-point="6" draw:end-shape="id3" draw:end-glue-point="4" svg:d="M10450 3300v1700" svg:viewBox="0 0 1 1701">
          <text:p/>
        </draw:connector>
        <draw:connector draw:style-name="gr3" draw:text-style-name="P4" draw:layer="layout" draw:type="line" svg:x1="10.45cm" svg:y1="3.3cm" svg:x2="16.85cm" svg:y2="5cm" draw:start-shape="id1" draw:start-glue-point="6" draw:end-shape="id4" draw:end-glue-point="4" svg:d="M10450 3300l6400 1700" svg:viewBox="0 0 6401 1701">
          <text:p/>
        </draw:connector>
        <draw:custom-shape draw:style-name="gr4" draw:text-style-name="P1" xml:id="id5" draw:id="id5" draw:layer="layout" svg:width="3.9cm" svg:height="1.4cm" svg:x="2.1cm" svg:y="8.3cm">
          <text:p text:style-name="P1">Equip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6" draw:id="id6" draw:layer="layout" svg:width="3.9cm" svg:height="1.4cm" svg:x="2.1cm" svg:y="11.2cm">
          <text:p text:style-name="P1">Valo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4.05cm" svg:y1="6.8cm" svg:x2="4.05cm" svg:y2="8.3cm" draw:start-shape="id2" draw:start-glue-point="6" draw:end-shape="id5" draw:end-glue-point="4" svg:d="M4050 6800v1500" svg:viewBox="0 0 1 1501">
          <text:p/>
        </draw:connector>
        <draw:connector draw:style-name="gr3" draw:text-style-name="P4" draw:layer="layout" draw:type="line" svg:x1="4.05cm" svg:y1="9.7cm" svg:x2="4.05cm" svg:y2="11.2cm" draw:start-shape="id5" draw:start-glue-point="6" draw:end-shape="id6" draw:end-glue-point="4" svg:d="M4050 9700v1500" svg:viewBox="0 0 1 1501">
          <text:p/>
        </draw:connector>
        <draw:custom-shape draw:style-name="gr4" draw:text-style-name="P1" xml:id="id7" draw:id="id7" draw:layer="layout" svg:width="3.9cm" svg:height="1.4cm" svg:x="8.5cm" svg:y="8.3cm">
          <text:p text:style-name="P1">RGP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8" draw:id="id8" draw:layer="layout" svg:width="3.9cm" svg:height="1.4cm" svg:x="8.5cm" svg:y="11.2cm">
          <text:p text:style-name="P1">Segurid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9" draw:id="id9" draw:layer="layout" svg:width="3.9cm" svg:height="1.4cm" svg:x="8.5cm" svg:y="14.1cm">
          <text:p text:style-name="P1">Auditorí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10" draw:id="id10" draw:layer="layout" svg:width="3.9cm" svg:height="1.4cm" svg:x="8.5cm" svg:y="17cm">
          <text:p text:style-name="P1">F.A.Q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0.45cm" svg:y1="6.8cm" svg:x2="10.45cm" svg:y2="8.3cm" draw:start-shape="id3" draw:start-glue-point="6" draw:end-shape="id7" draw:end-glue-point="4" svg:d="M10450 6800v1500" svg:viewBox="0 0 1 1501">
          <text:p/>
        </draw:connector>
        <draw:connector draw:style-name="gr3" draw:text-style-name="P4" draw:layer="layout" draw:type="line" svg:x1="10.45cm" svg:y1="9.7cm" svg:x2="10.45cm" svg:y2="11.2cm" draw:start-shape="id7" draw:start-glue-point="6" draw:end-shape="id8" draw:end-glue-point="4" svg:d="M10450 9700v1500" svg:viewBox="0 0 1 1501">
          <text:p/>
        </draw:connector>
        <draw:connector draw:style-name="gr3" draw:text-style-name="P4" draw:layer="layout" draw:type="line" svg:x1="10.45cm" svg:y1="12.6cm" svg:x2="10.45cm" svg:y2="14.1cm" draw:start-shape="id8" draw:start-glue-point="6" draw:end-shape="id9" draw:end-glue-point="4" svg:d="M10450 12600v1500" svg:viewBox="0 0 1 1501">
          <text:p/>
        </draw:connector>
        <draw:connector draw:style-name="gr3" draw:text-style-name="P4" draw:layer="layout" draw:type="line" svg:x1="10.45cm" svg:y1="15.5cm" svg:x2="10.45cm" svg:y2="17cm" draw:start-shape="id9" draw:start-glue-point="6" draw:end-shape="id10" draw:end-glue-point="4" svg:d="M10450 155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12:22.489000000</meta:creation-date>
    <dc:date>2019-03-05T19:23:00.177000000</dc:date>
    <meta:editing-duration>PT37S</meta:editing-duration>
    <meta:editing-cycles>1</meta:editing-cycles>
    <meta:document-statistic meta:object-count="19"/>
    <meta:generator>LibreOffice/6.0.3.2$Windows_X86_64 LibreOffice_project/8f48d515416608e3a835360314dac7e47fd0b821</meta:generator>
  </office:meta>
</office:document-meta>
</file>